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193.01pt"/>
    </style:style>
    <style:style style:name="co4" style:family="table-column">
      <style:table-column-properties fo:break-before="auto" style:column-width="118.49pt"/>
    </style:style>
    <style:style style:name="co5" style:family="table-column">
      <style:table-column-properties fo:break-before="auto" style:column-width="51.99pt"/>
    </style:style>
    <style:style style:name="co6" style:family="table-column">
      <style:table-column-properties fo:break-before="auto" style:column-width="99.01pt"/>
    </style:style>
    <style:style style:name="co7" style:family="table-column">
      <style:table-column-properties fo:break-before="auto" style:column-width="168.49pt"/>
    </style:style>
    <style:style style:name="co8" style:family="table-column">
      <style:table-column-properties fo:break-before="auto" style:column-width="117.01pt"/>
    </style:style>
    <style:style style:name="co9" style:family="table-column">
      <style:table-column-properties fo:break-before="auto" style:column-width="458.5pt"/>
    </style:style>
    <style:style style:name="co10" style:family="table-column">
      <style:table-column-properties fo:break-before="auto" style:column-width="100.49pt"/>
    </style:style>
    <style:style style:name="co11" style:family="table-column">
      <style:table-column-properties fo:break-before="auto" style:column-width="87.51pt"/>
    </style:style>
    <style:style style:name="co12" style:family="table-column">
      <style:table-column-properties fo:break-before="auto" style:column-width="129pt"/>
    </style:style>
    <style:style style:name="co13" style:family="table-column">
      <style:table-column-properties fo:break-before="auto" style:column-width="819.01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83.99pt"/>
    </style:style>
    <style:style style:name="co16" style:family="table-column">
      <style:table-column-properties fo:break-before="auto" style:column-width="107.49pt"/>
    </style:style>
    <style:style style:name="co17" style:family="table-column">
      <style:table-column-properties fo:break-before="auto" style:column-width="648.99pt"/>
    </style:style>
    <style:style style:name="co18" style:family="table-column">
      <style:table-column-properties fo:break-before="auto" style:column-width="122.51pt"/>
    </style:style>
    <style:style style:name="co19" style:family="table-column">
      <style:table-column-properties fo:break-before="auto" style:column-width="531.5pt"/>
    </style:style>
    <style:style style:name="co20" style:family="table-column">
      <style:table-column-properties fo:break-before="auto" style:column-width="37.5pt"/>
    </style:style>
    <style:style style:name="co21" style:family="table-column">
      <style:table-column-properties fo:break-before="auto" style:column-width="389.99pt"/>
    </style:style>
    <style:style style:name="co22" style:family="table-column">
      <style:table-column-properties fo:break-before="auto" style:column-width="76pt"/>
    </style:style>
    <style:style style:name="co23" style:family="table-column">
      <style:table-column-properties fo:break-before="auto" style:column-width="81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Valu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1</text:p>
          </table:table-cell>
          <table:table-cell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1" calcext:value-type="float">
            <text:p>1</text:p>
          </table:table-cell>
          <table:table-cell table:formula="of:=(1+(0.5*((10 - [.H3])/9)))"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eal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2</text:p>
          </table:table-cell>
          <table:table-cell table:style-name="ce3" table:formula="of:=462/37" office:value-type="float" office:value="12.4864864864865" calcext:value-type="float">
            <text:p>12.4864864864865</text:p>
          </table:table-cell>
          <table:table-cell/>
          <table:table-cell office:value-type="float" office:value="2" calcext:value-type="float">
            <text:p>2</text:p>
          </table:table-cell>
          <table:table-cell table:formula="of:=(1+(0.5*((10 - [.H4])/9)))" office:value-type="float" office:value="1.44444444444444" calcext:value-type="float">
            <text:p>1.444444444444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l 3</text:p>
          </table:table-cell>
          <table:table-cell table:style-name="ce3" table:formula="of:=781/37" office:value-type="float" office:value="21.1081081081081" calcext:value-type="float">
            <text:p>21.1081081081081</text:p>
          </table:table-cell>
          <table:table-cell/>
          <table:table-cell office:value-type="float" office:value="3" calcext:value-type="float">
            <text:p>3</text:p>
          </table:table-cell>
          <table:table-cell table:formula="of:=(1+(0.5*((10 - [.H5])/9)))" office:value-type="float" office:value="1.38888888888889" calcext:value-type="float">
            <text:p>1.388888888888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ngoing Durat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l 4</text:p>
          </table:table-cell>
          <table:table-cell table:style-name="ce3" table:formula="of:=1087/37" office:value-type="float" office:value="29.3783783783784" calcext:value-type="float">
            <text:p>29.3783783783784</text:p>
          </table:table-cell>
          <table:table-cell/>
          <table:table-cell office:value-type="float" office:value="4" calcext:value-type="float">
            <text:p>4</text:p>
          </table:table-cell>
          <table:table-cell table:formula="of:=(1+(0.5*((10 - [.H6])/9)))" office:value-type="float" office:value="1.33333333333333" calcext:value-type="float">
            <text:p>1.3333333333333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ay Card</text:p>
          </table:table-cell>
          <table:table-cell office:value-type="string" calcext:value-type="string">
            <text:p>Avg Card Value</text:p>
          </table:table-cell>
          <table:table-cell/>
          <table:table-cell office:value-type="string" calcext:value-type="string">
            <text:p>All 5</text:p>
          </table:table-cell>
          <table:table-cell table:style-name="ce3" table:formula="of:=1279/37" office:value-type="float" office:value="34.5675675675676" calcext:value-type="float">
            <text:p>34.5675675675676</text:p>
          </table:table-cell>
          <table:table-cell/>
          <table:table-cell office:value-type="float" office:value="5" calcext:value-type="float">
            <text:p>5</text:p>
          </table:table-cell>
          <table:table-cell table:formula="of:=(1+(0.5*((10 - [.H7])/9)))" office:value-type="float" office:value="1.27777777777778" calcext:value-type="float">
            <text:p>1.2777777777777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aw Card / Play Car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All 6</text:p>
          </table:table-cell>
          <table:table-cell table:style-name="ce3" office:value-type="float" office:value="36" calcext:value-type="float">
            <text:p>36</text:p>
          </table:table-cell>
          <table:table-cell/>
          <table:table-cell office:value-type="float" office:value="6" calcext:value-type="float">
            <text:p>6</text:p>
          </table:table-cell>
          <table:table-cell table:formula="of:=(1+(0.5*((10 - [.H8])/9)))" office:value-type="float" office:value="1.22222222222222" calcext:value-type="float">
            <text:p>1.2222222222222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lf Heal</text:p>
          </table:table-cell>
          <table:table-cell office:value-type="string" calcext:value-type="string">
            <text:p>(Ass.C22*(Ass.C19/(Max Health)))</text:p>
          </table:table-cell>
          <table:table-cell/>
          <table:table-cell office:value-type="string" calcext:value-type="string">
            <text:p>Straight 1</text:p>
          </table:table-cell>
          <table:table-cell table:style-name="ce3"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7" calcext:value-type="float">
            <text:p>7</text:p>
          </table:table-cell>
          <table:table-cell table:formula="of:=(1+(0.5*((10 - [.H9])/9)))" office:value-type="float" office:value="1.16666666666667" calcext:value-type="float">
            <text:p>1.166666666666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tion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Straight 2</text:p>
          </table:table-cell>
          <table:table-cell table:style-name="ce3" table:formula="of:=318/37" office:value-type="float" office:value="8.5945945945946" calcext:value-type="float">
            <text:p>8.5945945945946</text:p>
          </table:table-cell>
          <table:table-cell/>
          <table:table-cell office:value-type="float" office:value="8" calcext:value-type="float">
            <text:p>8</text:p>
          </table:table-cell>
          <table:table-cell table:formula="of:=(1+(0.5*((10 - [.H10])/9)))" office:value-type="float" office:value="1.11111111111111" calcext:value-type="float">
            <text:p>1.11111111111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mage Instance Chanc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Straight 3</text:p>
          </table:table-cell>
          <table:table-cell table:style-name="ce3" table:formula="of:=414/37" office:value-type="float" office:value="11.1891891891892" calcext:value-type="float">
            <text:p>11.1891891891892</text:p>
          </table:table-cell>
          <table:table-cell/>
          <table:table-cell office:value-type="float" office:value="9" calcext:value-type="float">
            <text:p>9</text:p>
          </table:table-cell>
          <table:table-cell table:formula="of:=(1+(0.5*((10 - [.H11])/9)))" office:value-type="float" office:value="1.05555555555556" calcext:value-type="float">
            <text:p>1.055555555555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move Ongo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raight 4</text:p>
          </table:table-cell>
          <table:table-cell table:style-name="ce3" table:formula="of:=468/37" office:value-type="float" office:value="12.6486486486486" calcext:value-type="float">
            <text:p>12.648648648648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+(0.5*((10 - [.H12])/9)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ut of Hand Multipl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aight 5</text:p>
          </table:table-cell>
          <table:table-cell table:style-name="ce3" table:formula="of:=492/37" office:value-type="float" office:value="13.2972972972973" calcext:value-type="float">
            <text:p>13.297297297297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+(0.5*((10 - [.H13])/9)))" office:value-type="float" office:value="0.944444444444444" calcext:value-type="float">
            <text:p>0.9444444444444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nockb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aight 6</text:p>
          </table:table-cell>
          <table:table-cell table:style-name="ce3" table:formula="of:=498/37" office:value-type="float" office:value="13.4594594594595" calcext:value-type="float">
            <text:p>13.45945945945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placemen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Ongoing Amount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har Power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har Health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ard Power</text:p>
          </table:table-cell>
          <table:table-cell table:formula="of:=[.C18]/[.C19]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low to Speed 10</text:p>
          </table:table-cell>
          <table:table-cell table:formula="of:=[.C20]*([.I7] - [.I12])" office:value-type="float" office:value="44.4444444444444" calcext:value-type="float">
            <text:p>44.44444444444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f Heal Multipli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Damage Deal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Game Length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nster 6 Enemy Multiplier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I Controlled Character Power Boost</text:p>
          </table:table-cell>
          <table:table-cell table:formula="of:=9/8" office:value-type="float" office:value="1.125" calcext:value-type="float">
            <text:p>1.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nster / Character Ratio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773R" table:style-name="ta2"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</table:table-row>
        <table:table-row table:style-name="ro1">
          <table:table-cell/>
          <table:table-cell office:value-type="string" calcext:value-type="string">
            <text:p>Fight or Flight Progr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(Chance Below 20)*(Range 2)*((Movement) + (AOE 2)*(Chance Enemy Adjacent)*((Knockback) + (7 Damage))) + (1 – (Chance Below 20))*(Range 6)*(6 Damage))*(Speed 4)</text:p>
          </table:table-cell>
          <table:table-cell table:formula="of:=([.C17]*[Ass.F4]*([Ass.C5] + SQRT(2)*[.C18]*([Ass.C14] + 7)) + (1 - [.C17])*[Ass.F8]*6)*[Ass.I6]" office:value-type="float" office:value="183.61035319868" calcext:value-type="float">
            <text:p>183.610353198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ger Overflo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Range 1)*((Movement) + (Chance Enemy Adjacent)*((Knockback) + (7 Damage)))*(Speed 1)</text:p>
          </table:table-cell>
          <table:table-cell table:formula="of:=[Ass.F3]*([Ass.C5] + [.C18]*([Ass.C14] + 7))*[Ass.I3]" office:value-type="float" office:value="27.7297297297297" calcext:value-type="float">
            <text:p>27.72972972972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tf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Self Heal 8)*(Speed 5)</text:p>
          </table:table-cell>
          <table:table-cell table:formula="of:=8*([Ass.C22]*([Ass.C19]/[.C22]))*[Ass.I7]" office:value-type="float" office:value="79.1005291005291" calcext:value-type="float">
            <text:p>79.10052910052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t V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Range 2)*(AOE Range 2)*(5 Damage)*(Speed 6)</text:p>
          </table:table-cell>
          <table:table-cell table:formula="of:=[Ass.F4]*SQRT([Ass.F4])*5*[Ass.I8]" office:value-type="float" office:value="269.637664811035" calcext:value-type="float">
            <text:p>269.63766481103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1">
          <table:table-cell/>
          <table:table-cell office:value-type="string" calcext:value-type="string">
            <text:p>Multithre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Play Card)*Duration</text:p>
          </table:table-cell>
          <table:table-cell table:formula="of:=0*[Ass.C6]" office:value-type="float" office:value="0" calcext:value-type="float">
            <text:p>0</text:p>
          </table:table-cell>
          <table:table-cell table:formula="of:=[.C20]*[Ass.C6]" office:value-type="float" office:value="692.78940280059" calcext:value-type="float">
            <text:p>692.78940280059</text:p>
          </table:table-cell>
        </table:table-row>
        <table:table-row table:style-name="ro1">
          <table:table-cell/>
          <table:table-cell office:value-type="string" calcext:value-type="string">
            <text:p>Remote Sens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1/3)*(Chance Damage Instance)*(Average Damage Dealt)*(Self Heal 1)*Duration</text:p>
          </table:table-cell>
          <table:table-cell table:formula="of:=(1/3)*[Ass.C11]*[Ass.C23]*([Ass.C22]*([Ass.C19]/[.C22]))*[Ass.C6]" office:value-type="float" office:value="32.2420634920635" calcext:value-type="float">
            <text:p>32.24206349206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er Ca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Damage Instance)*(Self Heal 2)*Duration</text:p>
          </table:table-cell>
          <table:table-cell table:formula="of:=[Ass.C11]*2*([Ass.C22]*([Ass.C19]/[.C22]))*[Ass.C5]" office:value-type="float" office:value="23.2142857142857" calcext:value-type="float">
            <text:p>23.21428571428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at S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2)*(AOE Range 2)*(Avg Ongoing Count)*(Strip Ongoing)*Uses*Duration</text:p>
          </table:table-cell>
          <table:table-cell table:formula="of:=[Ass.F4]*SQRT([Ass.F4])*[Ass.C17]*[Ass.C12]*([.C6]/30)*[Ass.C6]" office:value-type="float" office:value="529.470323628941" calcext:value-type="float">
            <text:p>529.4703236289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-B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Integer Overflow)*Uses*Duration</text:p>
          </table:table-cell>
          <table:table-cell table:formula="of:=[.E4]*([.C4]/30)*[Ass.C6]" office:value-type="float" office:value="27.7297297297297" calcext:value-type="float">
            <text:p>27.7297297297297</text:p>
          </table:table-cell>
          <table:table-cell/>
        </table:table-row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hance below 20 Health</text:p>
          </table:table-cell>
          <table:table-cell table:formula="of:=20/[.C22]" office:value-type="float" office:value="0.476190476190476" calcext:value-type="float">
            <text:p>0.47619047619047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ce Enemy in Move Path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wer Level v4 Target</text:p>
          </table:table-cell>
          <table:table-cell table:formula="of:=[Ass.C27]*[Ass.C18]*[Ass.C26]" office:value-type="float" office:value="6750" calcext:value-type="float">
            <text:p>675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8]*[.E8])+([.C9]*[.E9])+([.C10]*[.E10])+([.C11]*[.E11])+([.C12]*[.E12]))/30" office:value-type="float" office:value="138.557880560118" calcext:value-type="float">
            <text:p>138.55788056011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st-Avg Value</text:p>
          </table:table-cell>
          <table:table-cell table:formula="of:=(([.C3]*[.E3])+([.C4]*[.E4])+([.C5]*[.E5])+([.C6]*[.E6])+([.C8]*[.F8])+([.C9]*[.E9])+([.C10]*[.E10])+([.C11]*[.E11])+([.C12]*[.E12]))/30" office:value-type="float" office:value="161.650860653471" calcext:value-type="float">
            <text:p>161.65086065347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Health v4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ax Health v6</text:p>
          </table:table-cell>
          <table:table-cell table:formula="of:=[Ass.C25]*[.C22]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Power Level v4</text:p>
          </table:table-cell>
          <table:table-cell table:formula="of:=[.C21]*[.C22]" office:value-type="float" office:value="6789.33614744579" calcext:value-type="float">
            <text:p>6789.33614744579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ower Level v6</text:p>
          </table:table-cell>
          <table:table-cell table:formula="of:=[.C21]*[.C23]" office:value-type="float" office:value="10184.0042211687" calcext:value-type="float">
            <text:p>10184.0042211687</text:p>
          </table:table-cell>
          <table:table-cell table:number-columns-repeated="3"/>
        </table:table-row>
      </table:table>
      <table:table table:name="Bob_The_Builder" table:style-name="ta3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5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Range 2)*(Movement)*(Speed 4)</text:p>
          </table:table-cell>
          <table:table-cell table:formula="of:=[Ass.F4]*[Ass.C5]*[Ass.I6]" office:value-type="float" office:value="49.9459459459459" calcext:value-type="float">
            <text:p>49.94594594594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ploy Turr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Turret Duration)*(Range 3)*(1 Damage)*(Speed 5)</text:p>
          </table:table-cell>
          <table:table-cell table:formula="of:=[.C18]*[Ass.F5]*1*[Ass.I7]" office:value-type="float" office:value="188.8003003003" calcext:value-type="float">
            <text:p>188.80030030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mmer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Range 1)*(AOE Range 1)*(5 Damage)*(Speed 3)</text:p>
          </table:table-cell>
          <table:table-cell table:formula="of:=[Ass.F3]*SQRT([Ass.F3])*5*[Ass.I5]" office:value-type="float" office:value="74.5149954824805" calcext:value-type="float">
            <text:p>74.51499548248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unch N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Self Heal 3) + (Draw 2 Cards) + (Play a Card))*(Speed 8)</text:p>
          </table:table-cell>
          <table:table-cell table:formula="of:=(3*([Ass.C22]*([Ass.C19]/[.C28])) + 2*[Ass.C8]*0 + 0)*[Ass.I10]" office:value-type="float" office:value="38.6904761904762" calcext:value-type="float">
            <text:p>38.6904761904762</text:p>
          </table:table-cell>
          <table:table-cell table:formula="of:=(3*([Ass.C22]*([Ass.C19]/[.C28])) + 2*[Ass.C8]*[.C26] + [.C26])*[Ass.I10]" office:value-type="float" office:value="205.50305473401" calcext:value-type="float">
            <text:p>205.503054734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Chance IronMan Active)*(Range 3)*(AOE Range 3)*(Remove Ongoing) + (Chance IronMan Active)*((Play Card) + (Draw Card)) + (Chance Ally_Bob EMP)*((Play Card) + (Draw Card)))*(Speed 9)</text:p>
          </table:table-cell>
          <table:table-cell table:formula="of:=([.C19]*[Ass.F5]*SQRT([Ass.F5])*[Ass.C12] + [.C19]*(0 + [Ass.C8]*0) + [.C20]*(0 + [Ass.C8]*0))*[Ass.I11]" office:value-type="float" office:value="81.8926731352645" calcext:value-type="float">
            <text:p>81.8926731352645</text:p>
          </table:table-cell>
          <table:table-cell table:formula="of:=([.C19]*[Ass.F5]*SQRT([Ass.F5])*[Ass.C12] + [.C19]*([.C26] + [Ass.C8]*[.C26]) + [.C20]*([.C26] + [Ass.C8]*[.C26]))*[Ass.I11]" office:value-type="float" office:value="200.067469849177" calcext:value-type="float">
            <text:p>200.06746984917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urret Upgrade: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Range 3)*(AOE Range 3)*(1 Heal) - (Range 3)*(1 Damage))*Duration</text:p>
          </table:table-cell>
          <table:table-cell table:formula="of:=([Ass.F5]*SQRT([Ass.F5])*1 - [Ass.F5]*1)*[Ass.C6]" office:value-type="float" office:value="379.350287234052" calcext:value-type="float">
            <text:p>379.3502872340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ron Man S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(Range 3)*(Movement)*(Speed 4) - (Range 2)*(Movement)*(Speed 4))*(Uses) + (Chance Damage Instance)*(Self Heal 1))*Duration</text:p>
          </table:table-cell>
          <table:table-cell table:formula="of:=(([Ass.F5]*[Ass.C5]*[Ass.I6] - [Ass.F4]*[Ass.C5]*[Ass.I6])*([.C3]/30) + [Ass.C11]*([Ass.C22]*([Ass.C19]/[.C28])))*[Ass.C6]" office:value-type="float" office:value="86.4953346203346" calcext:value-type="float">
            <text:p>86.495334620334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ret Upgrade: Dr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Turrets in Play)*(Turret Movement Option) + (1 - (Chance 2 Turrets in Play))*((Draw a Card) + (Chance Play Turret)*(Play Card)))*Duration</text:p>
          </table:table-cell>
          <table:table-cell table:formula="of:=([.C23]*[.C24] + (1 - [.C22])*([Ass.C8]*0 + [.C21]*0))*[Ass.C6]" office:value-type="float" office:value="264.32042042042" calcext:value-type="float">
            <text:p>264.32042042042</text:p>
          </table:table-cell>
          <table:table-cell table:formula="of:=([.C23]*[.C24] + (1 - [.C22])*([Ass.C8]*[.C26] + [.C21]*[.C26]))*[Ass.C6]" office:value-type="float" office:value="342.960636019515" calcext:value-type="float">
            <text:p>342.9606360195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urret Upgrade: Wif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Turrets in Play)*(Turret Range)*(AOE Turret Range)*(Damage Instance Chance)*(1 Damage))*Duration</text:p>
          </table:table-cell>
          <table:table-cell table:formula="of:=([.C23]*[Ass.F5]*SQRT([Ass.F5])*[Ass.C11]*1)*[Ass.C6]" office:value-type="float" office:value="271.538863553772" calcext:value-type="float">
            <text:p>271.53886355377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rd H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(Range 2)*((Movement) + (Hard Hat Contact Chance)*(3 Damage))*(Speed 4) - (Range 2)*(Movement)*(Speed 4))*Uses + (Range 2)*(AOE Range 2)*(Damage Instance Chance)*(1 Heal))*Duration</text:p>
          </table:table-cell>
          <table:table-cell table:formula="of:=(([Ass.F4]*([Ass.C5] + [.C25]*3)*[Ass.I6] - [Ass.F4]*[Ass.C5]*[Ass.I6])*([.C3]/30) + [Ass.F4]*SQRT([Ass.F4])*1)*[Ass.C6]" office:value-type="float" office:value="262.234256467013" calcext:value-type="float">
            <text:p>262.234256467013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rrent Duration</text:p>
          </table:table-cell>
          <table:table-cell table:formula="of:=1 + 3/[Ass.C11]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ronMan Suit Active</text:p>
          </table:table-cell>
          <table:table-cell table:formula="of:=[Ass.C6]/[Ass.C24]"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Ally/Bob EMP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Play Turret</text:p>
          </table:table-cell>
          <table:table-cell table:formula="of:=([.C4]/30)" office:value-type="float" office:value="0.133333333333333" calcext:value-type="float">
            <text:p>0.13333333333333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2 Turrets In Play</text:p>
          </table:table-cell>
          <table:table-cell table:formula="of:=([.C23])/2" office:value-type="float" office:value="0.56" calcext:value-type="float">
            <text:p>0.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rrets in Play</text:p>
          </table:table-cell>
          <table:table-cell table:formula="of:=([.C18]*[.C4])/[Ass.C24]" office:value-type="float" office:value="1.12" calcext:value-type="float">
            <text:p>1.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urret Movement Option</text:p>
          </table:table-cell>
          <table:table-cell table:formula="of:=([Ass.C10] - 1)*[.E4]" office:value-type="float" office:value="47.2000750750751" calcext:value-type="float">
            <text:p>47.200075075075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ard Hat Contact Chance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9]*[.E9])+([.C10]*[.E10])+([.C11]*[.E11])+([.C12]*[.E12])+([.C13]*[.E13]))/30" office:value-type="float" office:value="107.236657635129" calcext:value-type="float">
            <text:p>107.2366576351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E4])+([.C5]*[.E5])+([.C6]*[.F6])+([.C7]*[.F7])+([.C8]*[.E8])+([.C9]*[.E9])+([.C10]*[.E10])+([.C11]*[.F11])+([.C12]*[.E12])+([.C13]*[.E13]))/30" office:value-type="float" office:value="143.917154965628" calcext:value-type="float">
            <text:p>143.91715496562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8]*[.C27]" office:value-type="float" office:value="4029.68033903759" calcext:value-type="float">
            <text:p>4029.68033903759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arwhale" table:style-name="ta4">
        <table:table-column table:style-name="co1" table:number-columns-repeated="6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hish Kabo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(Straight Line 3)*(Movement) + (Straight Line 3)*(AOE 3)*((Avg Displacement)*(Push)+(4 Damage))*(Speed 5)</text:p>
          </table:table-cell>
          <table:table-cell table:formula="of:=([Ass.F11]*[Ass.C5] + [Ass.F11]*SQRT(3)*([.C18]*([Ass.C14])+4))*[Ass.I7]" office:value-type="float" office:value="179.09194120599" calcext:value-type="float">
            <text:p>179.091941205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ip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Range 1)*((5 Damage) + (Avg Flipper Displacement)*(Displacement))*(Speed 4)</text:p>
          </table:table-cell>
          <table:table-cell table:formula="of:=[Ass.F3]*(5 + [.C19]*[Ass.C15])*[Ass.I6]" office:value-type="float" office:value="58.3783783783784" calcext:value-type="float">
            <text:p>58.37837837837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rsal Revors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Damage Instance Chance)*(Avg Damage Dealt)*(Self Heal) + (Play Card))*(Speed 3)</text:p>
          </table:table-cell>
          <table:table-cell table:formula="of:=([Ass.C11]*[Ass.C23]*([Ass.C22]*([Ass.C19]/[.C26])) + 0)*[Ass.I5]" office:value-type="float" office:value="36.4023297491039" calcext:value-type="float">
            <text:p>36.4023297491039</text:p>
          </table:table-cell>
          <table:table-cell table:formula="of:=([Ass.C11]*[Ass.C23]*([Ass.C22]*([Ass.C19]/[.C26])) + [.C24])*[Ass.I5]" office:value-type="float" office:value="199.172372235479" calcext:value-type="float">
            <text:p>199.1723722354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is Bl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Range 1)*(Avg Blows Knockback)*(Knockback) + (Chance Blow Ends Turn)*(Avg Char Card))*(Speed 6)</text:p>
          </table:table-cell>
          <table:table-cell table:formula="of:=([Ass.F3]*([.C20]*[Ass.C14]) + [.C23]*[Ass.C20])*[Ass.I8]" office:value-type="float" office:value="148.86006006006" calcext:value-type="float">
            <text:p>148.860060060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ep D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Range 6)*(Movement) – (Avg Card) + 2*(Draw Card))*(Speed 8)</text:p>
          </table:table-cell>
          <table:table-cell table:formula="of:=([Ass.F8]*[Ass.C5] - 0 + 0)*[Ass.I10]" office:value-type="float" office:value="120" calcext:value-type="float">
            <text:p>120</text:p>
          </table:table-cell>
          <table:table-cell table:formula="of:=([Ass.F8]*[Ass.C5] - [.C24] + [Ass.C8]*[.C24]*2)*[Ass.I10]" office:value-type="float" office:value="41.87037960654" calcext:value-type="float">
            <text:p>41.870379606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il Fluk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(Straight Line 2)*(AOE 2)*(2*(Strip Ongoing) + (3 Damage)) + (Range 1)*(Movement))*(Speed 4)</text:p>
          </table:table-cell>
          <table:table-cell table:formula="of:=([Ass.F10]*SQRT(2)*(2*[Ass.C12] + 3) + [Ass.F3]*[Ass.C5])*[Ass.I6]" office:value-type="float" office:value="197.726812294814" calcext:value-type="float">
            <text:p>197.7268122948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lubber Bu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amage Instance Chance)*(Straight Line 2)*(Movement)*Duration</text:p>
          </table:table-cell>
          <table:table-cell table:formula="of:=[Ass.C11]*[Ass.F10]*[Ass.C5]*[Ass.C6]" office:value-type="float" office:value="64.4594594594595" calcext:value-type="float">
            <text:p>64.45945945945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reathing Ho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Range 1)*(AOE Range 1)*((2 Heal)*(Avg Char Health)/(Max Health))*Duration</text:p>
          </table:table-cell>
          <table:table-cell table:formula="of:=[Ass.F3]*SQRT([Ass.F3])*(2*[Ass.C19]/[.C26])*[Ass.C6]" office:value-type="float" office:value="86.5335431409451" calcext:value-type="float">
            <text:p>86.533543140945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vory Tu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vg Shish Enemies)*(Avg Char Card)*Uses*Duration</text:p>
          </table:table-cell>
          <table:table-cell table:formula="of:=[.C22]*[Ass.C20]*([.C3]/30)*[Ass.C6]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eached Wh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amage Instance Chance)*2*(Draw Card)*Duration</text:p>
          </table:table-cell>
          <table:table-cell table:formula="of:=[Ass.C11]*[Ass.C8]*0*[Ass.C6]" office:value-type="float" office:value="0" calcext:value-type="float">
            <text:p>0</text:p>
          </table:table-cell>
          <table:table-cell table:formula="of:=[Ass.C11]*2*[Ass.C8]*[.C24]*[Ass.C6]" office:value-type="float" office:value="117.19443059019" calcext:value-type="float">
            <text:p>117.1944305901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Shish Knockback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Flipper Displacemen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Blows Knockback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lubber Butt Move Option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Shish Enemies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Blow Ends Turn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10]*[.E10])+([.C11]*[.E11])+([.C12]*[.E12])+([.C13]*[.E13]))/30" office:value-type="float" office:value="117.19443059019" calcext:value-type="float">
            <text:p>117.1944305901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E4])+([.C5]*[.F5])+([.C6]*[.E6])+([.C7]*[.F7])+([.C8]*[.E8])+([.C10]*[.E10])+([.C11]*[.E11])+([.C12]*[.E12])+([.C13]*[.F13]))/30" office:value-type="float" office:value="129.564953819155" calcext:value-type="float">
            <text:p>129.5649538191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5]*[.C26]" office:value-type="float" office:value="4016.51356839379" calcext:value-type="float">
            <text:p>4016.51356839379</text:p>
          </table:table-cell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mums_Anoob" table:style-name="ta4">
        <table:table-column table:style-name="co1" table:number-columns-repeated="6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sip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4)*(Movement)*(Speed 1)</text:p>
          </table:table-cell>
          <table:table-cell table:formula="of:=[Ass.F6]*[Ass.C5]*[Ass.I3]" office:value-type="float" office:value="132.202702702703" calcext:value-type="float">
            <text:p>132.2027027027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d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traight Line 2)*(Movement)*(Speed 7)</text:p>
          </table:table-cell>
          <table:table-cell table:formula="of:=[Ass.F10]*[Ass.C5]*[Ass.I9]" office:value-type="float" office:value="30.0810810810811" calcext:value-type="float">
            <text:p>30.08108108108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rcophag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har Card)*(Speed 1)</text:p>
          </table:table-cell>
          <table:table-cell table:formula="of:=2*[Ass.C20]*[Ass.I3]"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cust Sw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traight Line 6)*(Locust AOE)*(Strip Ongoing)*(Avg Char Ongoing)*(Speed 5)</text:p>
          </table:table-cell>
          <table:table-cell table:formula="of:=[Ass.F14]*SQRT(4)*[Ass.C12]*[Ass.C17]*[Ass.I7]" office:value-type="float" office:value="412.756756756757" calcext:value-type="float">
            <text:p>412.7567567567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riot of 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Straight Line 3)*(Movement) + 3*(Range 1)*(4 Damage))*(Speed 6)</text:p>
          </table:table-cell>
          <table:table-cell table:formula="of:=([Ass.F11]*[Ass.C5] + 3*[Ass.F3]*4)*[Ass.I8]" office:value-type="float" office:value="112.378378378378" calcext:value-type="float">
            <text:p>112.37837837837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n G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6)*(3 Damage)*(Speed 9)</text:p>
          </table:table-cell>
          <table:table-cell table:formula="of:=[Ass.F8]*3*[Ass.I11]" office:value-type="float" office:value="114" calcext:value-type="float">
            <text:p>1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urning 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6)*(2 Damage)*(Ongoing Count)*(Speed 2)</text:p>
          </table:table-cell>
          <table:table-cell table:formula="of:=[Ass.F8]*2*[Ass.C17]*[Ass.I4]"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hort-Curved S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1)*(6 Damage)*(Speed 3)</text:p>
          </table:table-cell>
          <table:table-cell table:formula="of:=[Ass.F3]*6*[Ass.I5]" office:value-type="float" office:value="40.5405405405405" calcext:value-type="float">
            <text:p>40.54054054054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as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Oasis Travel Multiplier)*(Avg Oasis Travel)*(Self Heal 3)*(Speed 8)</text:p>
          </table:table-cell>
          <table:table-cell table:formula="of:=[.C23]*[.C22]*3*([Ass.C22]*([Ass.C19]/[.C31]))*[Ass.I10]" office:value-type="float" office:value="75.0862068965517" calcext:value-type="float">
            <text:p>75.08620689655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eath Blow Chance)*2*(Avg Player Card)*Duration</text:p>
          </table:table-cell>
          <table:table-cell table:formula="of:=[.C24]*2*[Ass.C20]*[Ass.C6]" office:value-type="float" office:value="142.222222222222" calcext:value-type="float">
            <text:p>142.2222222222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Play a Card) - (Draw a Card))*Duration</text:p>
          </table:table-cell>
          <table:table-cell table:formula="of:=(0 - 0)*[Ass.C6]" office:value-type="float" office:value="0" calcext:value-type="float">
            <text:p>0</text:p>
          </table:table-cell>
          <table:table-cell table:formula="of:=([.C29] - [Ass.C8]*[.C29])*[Ass.C6]" office:value-type="float" office:value="736.99534161283" calcext:value-type="float">
            <text:p>736.995341612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6)*((Set Activation Chance)*2*(Avg Enemy Distance)*(Displacement))*Duration</text:p>
          </table:table-cell>
          <table:table-cell table:formula="of:=[Ass.F8]*([.C26]*2*[.C25]*[Ass.C15])*[Ass.C6]" office:value-type="float" office:value="1080" calcext:value-type="float">
            <text:p>10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si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Damage Instance Chance)*(Avg Damage Dealt)*(Period of Game While Killable)*(Self Heal))*Duration</text:p>
          </table:table-cell>
          <table:table-cell table:formula="of:=([Ass.C11]*[Ass.C23]*[.C27]*([Ass.C22]*([Ass.C19]/[.C31])) )*[Ass.C6]" office:value-type="float" office:value="28.0172413793103" calcext:value-type="float">
            <text:p>28.01724137931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nub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Root)*(Speed 7)*Duration</text:p>
          </table:table-cell>
          <table:table-cell table:formula="of:=[Ass.F3]*[Ass.C16]*[Ass.I9]*[Ass.C6]" office:value-type="float" office:value="56.7567567567568" calcext:value-type="float">
            <text:p>56.756756756756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AOE 1)*3*(Speed 7)*Duration</text:p>
          </table:table-cell>
          <table:table-cell table:formula="of:=[Ass.F3]*SQRT([Ass.F3])*3*[Ass.I9]*[Ass.C6]" office:value-type="float" office:value="187.777788615851" calcext:value-type="float">
            <text:p>187.77778861585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kh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Damage Instance Chance)*(Range 6)*(1 Damage))*Duration</text:p>
          </table:table-cell>
          <table:table-cell table:formula="of:=([Ass.C11]*[Ass.F8]*1)*[Ass.C6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Oasis Trave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asis Travel Multiplier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ath Blow Chance</text:p>
          </table:table-cell>
          <table:table-cell table:formula="of:=8/90" office:value-type="float" office:value="0.0888888888888889" calcext:value-type="float">
            <text:p>0.08888888888888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Enemy Distanc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 Activation Chance</text:p>
          </table:table-cell>
          <table:table-cell table:formula="of:=0.5"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eriod of Game while Killable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ust AO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9]*[.E9])+([.C10]*[.E10])+([.C11]*[.E11])+([.C13]*[.E13])+([.C14]*[.E14])+([.C15]*[.E15])+([.C16]*[.E16])+([.C17]*[.E17])+([.C18]*[.E18])+([.C19]*[.E19]))/30" office:value-type="float" office:value="184.248835403208" calcext:value-type="float">
            <text:p>184.24883540320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E4])+([.C5]*[.E5])+([.C6]*[.E6])+([.C7]*[.E7])+([.C8]*[.E8])+([.C9]*[.E9])+([.C10]*[.E10])+([.C11]*[.E11])+([.C13]*[.E13])+([.C14]*[.F14])+([.C15]*[.E15])+([.C16]*[.E16])+([.C17]*[.E17])+([.C18]*[.E18])+([.C19]*[.E19]))/30" office:value-type="float" office:value="208.815346790302" calcext:value-type="float">
            <text:p>208.8153467903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 v 4</text:p>
          </table:table-cell>
          <table:table-cell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 v 6</text:p>
          </table:table-cell>
          <table:table-cell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 v 4</text:p>
          </table:table-cell>
          <table:table-cell table:formula="of:=[.C31]*[.C30]" office:value-type="float" office:value="6055.64505691876" calcext:value-type="float">
            <text:p>6055.6450569187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wer Level v 6</text:p>
          </table:table-cell>
          <table:table-cell table:formula="of:=[.C30]*[.C32]" office:value-type="float" office:value="9187.87525877329" calcext:value-type="float">
            <text:p>9187.87525877329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ug" table:style-name="ta5"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Range 1)*((4 Damage) + 4*(Avg Char Health)/(Max Health) + (Remove Ongoing))*(Speed 6)</text:p>
          </table:table-cell>
          <table:table-cell table:formula="of:=[Ass.F3]*(4 + 4*([Ass.C19]/[.C24]) + [Ass.C12])*[Ass.I8]" office:value-type="float" office:value="66.1486486486487" calcext:value-type="float">
            <text:p>66.148648648648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cre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Range 1)*(AOE 1)*((Root) + (3 Damage))*(Speed 2)</text:p>
          </table:table-cell>
          <table:table-cell table:formula="of:=[Ass.F3]*SQRT([Ass.F3])*([Ass.C16] + 3)*[Ass.I4]" office:value-type="float" office:value="77.4955953017797" calcext:value-type="float">
            <text:p>77.49559530177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aw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Range 1)*(Movement 1) + (Avg Card))*(Speed 8)</text:p>
          </table:table-cell>
          <table:table-cell table:formula="of:=([Ass.F3]*[Ass.C5] + 0)*[Ass.I10]" office:value-type="float" office:value="16.2162162162162" calcext:value-type="float">
            <text:p>16.2162162162162</text:p>
          </table:table-cell>
          <table:table-cell table:formula="of:=([Ass.F3]*[Ass.C5] + [.C22])*[Ass.I10]" office:value-type="float" office:value="116.053064640076" calcext:value-type="float">
            <text:p>116.0530646400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Straight 6)*((Movement) + (Chance contact)*AOE(1)*((Root)+(3 Damage)))*(Speed 2)</text:p>
          </table:table-cell>
          <table:table-cell table:formula="of:=[Ass.F14]*([Ass.C5] + [.C20]*SQRT([Ass.F3])*([Ass.C16] + 3))*[Ass.I4]" office:value-type="float" office:value="165.526564491786" calcext:value-type="float">
            <text:p>165.5265644917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othered and Cov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ard)*(Speed 5)</text:p>
          </table:table-cell>
          <table:table-cell table:formula="of:=2*(0)*[Ass.I7]" office:value-type="float" office:value="0" calcext:value-type="float">
            <text:p>0</text:p>
          </table:table-cell>
          <table:table-cell table:formula="of:=2*([.C22])*[Ass.I7]" office:value-type="float" office:value="229.624751374878" calcext:value-type="float">
            <text:p>229.6247513748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si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2)*(AOE 2)*2*(Remove Ongoing)*(Speed 6)</text:p>
          </table:table-cell>
          <table:table-cell table:formula="of:=[Ass.F4]*SQRT([Ass.F4])*2*[Ass.C12]*[Ass.I8]" office:value-type="float" office:value="431.420263697655" calcext:value-type="float">
            <text:p>431.4202636976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hance Damage Instance)*(Self Heal 2)*Duration</text:p>
          </table:table-cell>
          <table:table-cell table:formula="of:=[Ass.C11]*2*([Ass.C22]*([Ass.C19]/[.C24])) *[Ass.C6]" office:value-type="float" office:value="50.78125" calcext:value-type="float">
            <text:p>50.781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seudop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Movement)*(Speed 8)*Uses*Duration</text:p>
          </table:table-cell>
          <table:table-cell table:formula="of:=[Ass.F3]*[Ass.C5]*[Ass.I10]*([.C5]/30)*[Ass.C6]" office:value-type="float" office:value="16.2162162162162" calcext:value-type="float">
            <text:p>16.21621621621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lugs Aren’t S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Crawl Speed 1) – (Crawl Speed 8))*Uses*Duration</text:p>
          </table:table-cell>
          <table:table-cell table:formula="of:=(([Ass.F3]*[Ass.C5] + 0)*[Ass.I3] - ([Ass.F3]*[Ass.C5] + 0)*[Ass.I10])*([.C5]/30)*[Ass.C6]" office:value-type="float" office:value="5.67567567567567" calcext:value-type="float">
            <text:p>5.67567567567567</text:p>
          </table:table-cell>
          <table:table-cell table:formula="of:=(([Ass.F3]*[Ass.C5] + [.C22])*[Ass.I3] - ([Ass.F3]*[Ass.C5] + [.C22])*[Ass.I10])*([.C5]/30)*[Ass.C6]" office:value-type="float" office:value="40.6185726240267" calcext:value-type="float">
            <text:p>40.618572624026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Curl Hit Enemy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-Avg Card</text:p>
          </table:table-cell>
          <table:table-cell table:formula="of:=(([.C3]*[.E3])+([.C4]*[.E4])+([.C5]*[.E5])+([.C6]*[.E6])+([.C7]*[.E7])+([.C8]*[.E8])+([.C10]*[.E10])+([.C11]*[.E11])+([.C12]*[.E12]))/30" office:value-type="float" office:value="89.8531635814741" calcext:value-type="float">
            <text:p>89.853163581474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Card</text:p>
          </table:table-cell>
          <table:table-cell table:formula="of:=(([.C3]*[.E3])+([.C4]*[.E4])+([.C5]*[.F5])+([.C6]*[.E6])+([.C7]*[.F7])+([.C8]*[.E8])+([.C10]*[.E10])+([.C11]*[.E11])+([.C12]*[.F12]))/30" office:value-type="float" office:value="126.293613256183" calcext:value-type="float">
            <text:p>126.2936132561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3]*[.C24]" office:value-type="float" office:value="4041.39562419786" calcext:value-type="float">
            <text:p>4041.39562419786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S_S_" table:style-name="ta5">
        <table:table-column table:style-name="co5" table:default-cell-style-name="ce1"/>
        <table:table-column table:style-name="co12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s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Movement 2) + (Enemy Adjacent)*(Range 1)*(AOE 6)*(3 Damage))*(Speed 3)</text:p>
          </table:table-cell>
          <table:table-cell table:formula="of:=([Ass.F4]*[Ass.C5] + [.C16]*SQRT(6)*[Ass.F3]*3)*[Ass.I5]" office:value-type="float" office:value="76.8529365822619" calcext:value-type="float">
            <text:p>76.85293658226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hoot the Th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(AOE 3)*(Range 3)*(6 Damage))*(Speed 4)</text:p>
          </table:table-cell>
          <table:table-cell table:formula="of:=(SQRT(3)*([Ass.F11])*6)*[Ass.I6]" office:value-type="float" office:value="155.041953369409" calcext:value-type="float">
            <text:p>155.0419533694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Movement 2) + (Play Card))*(Speed 2)</text:p>
          </table:table-cell>
          <table:table-cell table:formula="of:=(([Ass.F4] * [Ass.C5]) + 0)*([Ass.I4])" office:value-type="float" office:value="54.1081081081081" calcext:value-type="float">
            <text:p>54.1081081081081</text:p>
          </table:table-cell>
          <table:table-cell table:formula="of:=(([Ass.F4] * [Ass.C5]) + [.C20])*([Ass.I4])" office:value-type="float" office:value="222.659174400568" calcext:value-type="float">
            <text:p>222.65917440056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hance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((AOE 4)*(Range 4)*(7 Damage))*(Speed 4) - ((AOE 3)*(Range 3)*(6 Damage))*(Speed 4)) * Uses * Duration</text:p>
          </table:table-cell>
          <table:table-cell table:formula="of:=((SQRT(4)*[Ass.F12]*7)*[Ass.I6] - (SQRT(3)*[Ass.F11]*6)*[Ass.I6]) * ([.C4]/30) * [Ass.C6]" office:value-type="float" office:value="162.132309477399" calcext:value-type="float">
            <text:p>162.1323094773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e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(AOE 6)*(Range 3)*(6 Damage))*(Speed 4) - ((AOE 3)*(Range 3)*(6 Damage))*(Speed 4)) * Uses * Duration</text:p>
          </table:table-cell>
          <table:table-cell table:formula="of:=((SQRT(6)*[Ass.F11]*6)*[Ass.I6] - (SQRT(3)*[Ass.F12]*6)*[Ass.I6]) * ([.C4]/30) * [Ass.C6]" office:value-type="float" office:value="87.9952326789194" calcext:value-type="float">
            <text:p>87.99523267891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usiness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* (Avg Card)</text:p>
          </table:table-cell>
          <table:table-cell office:value-type="float" office:value="0" calcext:value-type="float">
            <text:p>0</text:p>
          </table:table-cell>
          <table:table-cell table:formula="of:=2*[.C20]" office:value-type="float" office:value="233.378399481867" calcext:value-type="float">
            <text:p>233.3783994818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rap-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cout Distance)*(AOE 5)*(Range 1)*(4 Damage)*Uses*Duration + (C22 - 1)*(AOE 5)*(Range 1)*(4 Damage)*Uses*Duration</text:p>
          </table:table-cell>
          <table:table-cell table:formula="of:=2*SQRT(5)*[Ass.F3]*4*([.C5]/30)*[Ass.C6] + 2*SQRT(5)*[Ass.F3]*4*([.C3]/30)*[Ass.C6]" office:value-type="float" office:value="145.042247189176" calcext:value-type="float">
            <text:p>145.04224718917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nd-aid the Boo-B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elf-Heal 3)*(Chance Adjacent Ally)*Duration</text:p>
          </table:table-cell>
          <table:table-cell table:formula="of:=([Ass.C22]*([Ass.C19]/[.C22]))*3*[.C18]*[Ass.C6]" office:value-type="float" office:value="105.362903225806" calcext:value-type="float">
            <text:p>105.3629032258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cout Distance)*(Range 1)*(Avg Ongoing Amount)*(Discard Ongoing)*Uses*Duration + (C22 - 1)*(Range 1)*(Avg Ongoing Amount)*(Discard Ongoing)*Uses*Duration</text:p>
          </table:table-cell>
          <table:table-cell table:formula="of:=2*[Ass.F3]*[Ass.C17]*[Ass.C12]*(4/30)*[Ass.C6] + 2*[Ass.F3]*[Ass.C17]*[Ass.C12]*(6/30)*[Ass.C6]" office:value-type="float" office:value="194.594594594595" calcext:value-type="float">
            <text:p>194.59459459459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Enemy Adjacen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arest Ally Distanc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Adjacent Ally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get Power Level</text:p>
          </table:table-cell>
          <table:table-cell table:formula="of:=[Ass.C26]*[Ass.C18]" office:value-type="float" office:value="4500" calcext:value-type="float">
            <text:p>45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7]*[.E7])+([.C8]*[.E8])+([.C9]*[.E9])+([.C10]*[.E10])+([.C11]*[.E11])+([.C12]*[.E12]))/30" office:value-type="float" office:value="116.689199740934" calcext:value-type="float">
            <text:p>116.6891997409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E4])+([.C5]*[.F5])+([.C7]*[.E7])+([.C8]*[.E8])+([.C9]*[.F9])+([.C10]*[.E10])+([.C11]*[.E11])+([.C12]*[.E12]))/30" office:value-type="float" office:value="146.941955229324" calcext:value-type="float">
            <text:p>146.9419552293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1]*[.C22]" office:value-type="float" office:value="4555.20061210904" calcext:value-type="float">
            <text:p>4555.20061210904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alist" table:style-name="ta6">
        <table:table-column table:style-name="co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mm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Movement)*(Range 2)*(Option)*(Speed 6)</text:p>
          </table:table-cell>
          <table:table-cell table:formula="of:=3*([Ass.F4])*[Ass.C10]*[Ass.I8]" office:value-type="float" office:value="57.2297297297297" calcext:value-type="float">
            <text:p>57.22972972972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ming Vo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Fire Out) * (Chance Lightning Out) * (Chance same target) *((Range 2)*(Strip Ongoing) + (Avg Command)) * Uses</text:p>
          </table:table-cell>
          <table:table-cell table:formula="of:=([.C22])*([.C23]) * ([.C26]) *([Ass.F4]*[Ass.C12] + [.E3]) * [Ass.C6]" office:value-type="float" office:value="89.7596283783784" calcext:value-type="float">
            <text:p>89.75962837837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Lightning Out) * (Chance Earth Out) * (Chance same target) *((Self Heal 2) + (Avg Command)) * Uses</text:p>
          </table:table-cell>
          <table:table-cell table:formula="of:=[.C23] * [.C25] * [.C26] *(([Ass.C22]*([Ass.C19]/([.C37])))*2 + [.E3]) * [Ass.C6]" office:value-type="float" office:value="76.5812144381224" calcext:value-type="float">
            <text:p>76.58121443812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va F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Fire Out) * (Chance Earth Out) * (Chance same target) *((Self Heal 2) + (Range 2)*(Strip Ongoing)) * Uses</text:p>
          </table:table-cell>
          <table:table-cell table:formula="of:=[.C22] * [.C25] * [.C26] *(([Ass.C22]*([Ass.C19]/([.C37])))*2 + [Ass.F4]*[Ass.C12]) * [Ass.C6]" office:value-type="float" office:value="70.4810455192034" calcext:value-type="float">
            <text:p>70.48104551920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f Ice and 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Fire Out) * (Chance same target) *((Reduce Avg Card to Speed 10) + (Range 2)*(Strip Ongoing)) * Uses</text:p>
          </table:table-cell>
          <table:table-cell table:formula="of:=([.C24]) * ([.C22]) * ([.C26]) *(([Ass.C21]) + ([Ass.F4])*([Ass.C12])) * [Ass.C6]" office:value-type="float" office:value="79.0519519519519" calcext:value-type="float">
            <text:p>79.05195195195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Earth Out) * (Chance same target) *((Reduce Avg Card to Speed 10) + (Self Heal 2)) * Uses</text:p>
          </table:table-cell>
          <table:table-cell table:formula="of:=([.C23]) * ([.C25]) * ([.C26]) *(([Ass.C21]) + 2*([Ass.C22]*([Ass.C19]/[.C37]))) * [Ass.C6]" office:value-type="float" office:value="65.8735380116959" calcext:value-type="float">
            <text:p>65.87353801169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perco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Lightning Out) * (Chance same target) *((Reduce Avg Card to Speed 10) + (Avg Command)) * Uses</text:p>
          </table:table-cell>
          <table:table-cell table:formula="of:=([.C24]) * ([.C23]) * ([.C26]) *(([Ass.C21]) + [.E3]) * [Ass.C6]" office:value-type="float" office:value="85.1521208708709" calcext:value-type="float">
            <text:p>85.15212087087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e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AOE)*(2 Range)*(2 Damage)]) * Option * (Turn Frequency)</text:p>
          </table:table-cell>
          <table:table-cell table:formula="of:=[.C27] * MAX([Ass.C5]*[Ass.F4];SQRT([Ass.F4])*[Ass.F4]*2) * [Ass.C10] * ([.C3]/30)" office:value-type="float" office:value="352.980215752627" calcext:value-type="float">
            <text:p>352.9802157526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Range)*((2 Damage) + (Root))]) * Option * (Turn Frequency)</text:p>
          </table:table-cell>
          <table:table-cell table:formula="of:=[.C28] * MAX([Ass.C5]*[Ass.F4];[Ass.F4]*(2 + [Ass.C16])) * [Ass.C10] * ([.C3]/30)" office:value-type="float" office:value="199.783783783784" calcext:value-type="float">
            <text:p>199.7837837837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Range)*(3 Damage)]) * Option * (Turn Frequency)</text:p>
          </table:table-cell>
          <table:table-cell table:formula="of:=[.C29] * MAX([Ass.C5]*[Ass.F4];[Ass.F4]*3) * [Ass.C10] * ([.C3]/30)" office:value-type="float" office:value="149.837837837838" calcext:value-type="float">
            <text:p>149.8378378378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1 Range)*((1 Displacement) + (2 Damage))]) * Option * (Turn Frequency)</text:p>
          </table:table-cell>
          <table:table-cell table:formula="of:=[.C30] * MAX([Ass.C5]*[Ass.F4];[Ass.F3]*([Ass.C15] + 2)) * [Ass.C10] * ([.C3]/30)" office:value-type="float" office:value="199.783783783784" calcext:value-type="float">
            <text:p>199.78378378378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e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AOE)*(2 Range)*(3 Damage), (1 Range)*(5 Damage)]) * Option * (Turn Frequency)</text:p>
          </table:table-cell>
          <table:table-cell table:formula="of:=[.C31] * MAX(SQRT([Ass.F4])*[Ass.F4]*3;[Ass.F3]*5) * [Ass.C10] * ([.C3]/30)" office:value-type="float" office:value="794.205485443411" calcext:value-type="float">
            <text:p>794.2054854434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Range)*((4 Damage) + (Root)), (1 Range)*(5 Damage)]) * Option * (Turn Frequency)</text:p>
          </table:table-cell>
          <table:table-cell table:formula="of:=[.C32] * MAX([Ass.F4]*(4 + [Ass.C16]);[Ass.F3]*5) * [Ass.C10] * ([.C3]/30)" office:value-type="float" office:value="449.513513513514" calcext:value-type="float">
            <text:p>449.5135135135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Range)*(6 Damage), (1 Range)*(5 Damage)]) * Option * (Turn Frequency)</text:p>
          </table:table-cell>
          <table:table-cell table:formula="of:=[.C33] * ([Ass.F4]*6) * [Ass.C10] * ([.C3]/30)" office:value-type="float" office:value="449.513513513514" calcext:value-type="float">
            <text:p>449.5135135135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1 Range)*((2 Displacement) + (3 Damage)), (1 Range)*(5 Damage)]) * Option * (Turn Frequency)</text:p>
          </table:table-cell>
          <table:table-cell table:formula="of:=[.C34] * MAX([Ass.F3]*((2*[Ass.C15]) + 3); [Ass.F3]*5) * [Ass.C10] * ([.C3]/30)" office:value-type="float" office:value="272.432432432432" calcext:value-type="float">
            <text:p>272.4324324324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Fire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Lightning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Ice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Earth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ame Target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re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ghtning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arth Familiar Health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re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ghtning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arth Golem Health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37]*((([.C3]*[.E3]) + ([.C4]*[.E4]) + ([.C5]*[.E5]) + ([.C6]*[.E6]) + ([.C7]*[.E7]) + ([.C8]*[.E8]) + ([.C9]*[.E9]))/SUM([.C3:.C9])) + [.E11] + [.E12] + [.E13] + [.E14] + [.E16] + [.E17] + [.E18] + [.E19]" office:value-type="float" office:value="4062.09276251872" calcext:value-type="float">
            <text:p>4062.09276251872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M_Bardier" table:style-name="ta6">
        <table:table-column table:style-name="co5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etp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Movement)*(Range1) + (Jetpack Contact Chance)*(5 Damage)*(Range 3 Straight))*(Speed 5)</text:p>
          </table:table-cell>
          <table:table-cell table:formula="of:=(([Ass.C5])*([Ass.F3]) + ([.C18])*5*([Ass.F11]))*([Ass.I7])" office:value-type="float" office:value="54.3918918918919" calcext:value-type="float">
            <text:p>54.39189189189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tra Char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vg card)*(Number of numerals)*2*(Speed 1)</text:p>
          </table:table-cell>
          <table:table-cell office:value-type="float" office:value="0" calcext:value-type="float">
            <text:p>0</text:p>
          </table:table-cell>
          <table:table-cell table:formula="of:=([.C23])*([.C19])*2*([Ass.I3])" office:value-type="float" office:value="684.195234923124" calcext:value-type="float">
            <text:p>684.1952349231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 Nice Surpr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Chance stepped on)*(Range 4)*((6 damage) + (Number Ongoings)*(Remove Ongoing))</text:p>
          </table:table-cell>
          <table:table-cell table:formula="of:=([.C20])*([Ass.F6])*(6 + ([Ass.C17])*([Ass.C12]))" office:value-type="float" office:value="396.608108108108" calcext:value-type="float">
            <text:p>396.608108108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t's Have a B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((6 Damage) + (2 Knockback) - (Chance Self Blast)*(2 Damage))*(Aoe and Range))*(Speed 6)</text:p>
          </table:table-cell>
          <table:table-cell table:formula="of:=(6 + 2 - [.C21]*2)*SQRT([Ass.F3])*[Ass.F4]*([Ass.I8])" office:value-type="float" office:value="235.626351048334" calcext:value-type="float">
            <text:p>235.6263510483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n't Drink That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Self Heal 5)+(Draw Card))*(Speed 7)</text:p>
          </table:table-cell>
          <table:table-cell table:formula="of:=(5*([Ass.C22]*([Ass.C19]/[.C25]))+0)*[Ass.I9]" office:value-type="float" office:value="86.1742424242424" calcext:value-type="float">
            <text:p>86.1742424242424</text:p>
          </table:table-cell>
          <table:table-cell table:formula="of:=(5*([Ass.C22]*([Ass.C19]/[.C25]))+([Ass.C8])*[.C23])*[Ass.I8]" office:value-type="float" office:value="118.152398459831" calcext:value-type="float">
            <text:p>118.1523984598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ashb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Chance dealing damage instance)*(1/3)*(Damage Prevented)*(AOE and Range)+(Avg Card))*(Speed 2)</text:p>
          </table:table-cell>
          <table:table-cell table:formula="of:=(([Ass.C11])*(1/3)*([Ass.C23])*([Ass.F5]*SQRT([Ass.F5]))+0)*[Ass.I4]" office:value-type="float" office:value="116.732977056846" calcext:value-type="float">
            <text:p>116.732977056846</text:p>
          </table:table-cell>
          <table:table-cell table:formula="of:=(([Ass.C11])*(1/3)*([Ass.C23])*([Ass.F5]*SQRT([Ass.F5]))+[.C23])*[Ass.I4]" office:value-type="float" office:value="281.446644723524" calcext:value-type="float">
            <text:p>281.4466447235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t Bom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Movement 2 Line)*(Out of Hand Conditionless))*SpeedAdjust</text:p>
          </table:table-cell>
          <table:table-cell table:formula="of:=(3*([Ass.F10])*([Ass.C13]))*([Ass.I3])" office:value-type="float" office:value="77.3513513513514" calcext:value-type="float">
            <text:p>77.35135135135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fterbur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1)*((Movement)+(Chance Occupied)*(Knockback+Damage))*Uses*(Speed 11)</text:p>
          </table:table-cell>
          <table:table-cell table:formula="of:=([Ass.F3])*(3+([.C22])*([Ass.C14]+2))*[Ass.C6]*[Ass.I13]" office:value-type="float" office:value="86.1486486486487" calcext:value-type="float">
            <text:p>86.1486486486487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etpack Contact Chance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eral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tepped On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elf-Blas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Occupied</text:p>
          </table:table-cell>
          <table:table-cell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9]*[.E9])+([.C11]*[.E11]))/30" office:value-type="float" office:value="114.032539153854" calcext:value-type="float">
            <text:p>114.03253915385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F4])+([.C5]*[.E5])+([.C6]*[.E6])+([.C7]*[.F7])+([.C8]*[.F8])+([.C9]*[.E9])+([.C11]*[.E11]))/30" office:value-type="float" office:value="185.871131309031" calcext:value-type="float">
            <text:p>185.8711313090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4]*[.C25]" office:value-type="float" office:value="4089.16488879868" calcext:value-type="float">
            <text:p>4089.16488879868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ight_Errant" table:style-name="ta7">
        <table:table-column table:style-name="co1" table:default-cell-style-name="ce1"/>
        <table:table-column table:style-name="co10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Movement + (4 Damage)*(AOE Range 1))*Range*(3 Speed)</text:p>
          </table:table-cell>
          <table:table-cell table:formula="of:=([Ass.C5] + 4*SQRT([Ass.F3]))*[.D18]*[Ass.I5]" office:value-type="float" office:value="159.764533312509" calcext:value-type="float">
            <text:p>159.7645333125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7 Damage)*Range + (Movement)*(Range 1))*(6 Speed)</text:p>
          </table:table-cell>
          <table:table-cell table:formula="of:=(7*[.D18] + [Ass.F3]*[Ass.C5])*[Ass.I8]" office:value-type="float" office:value="101.081081081081" calcext:value-type="float">
            <text:p>101.0810810810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i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Discard Ongoing)*Range*(9 Speed)</text:p>
          </table:table-cell>
          <table:table-cell table:formula="of:=[Ass.C12]*[Ass.F8]*[Ass.I11]" office:value-type="float" office:value="152" calcext:value-type="float">
            <text:p>1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od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ard)</text:p>
          </table:table-cell>
          <table:table-cell office:value-type="float" office:value="0" calcext:value-type="float">
            <text:p>0</text:p>
          </table:table-cell>
          <table:table-cell table:formula="of:=2*[.D22]" office:value-type="float" office:value="206.952100108024" calcext:value-type="float">
            <text:p>206.95210010802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ceal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AOE – 1)*(Lance Card Value)*(Lance Cards/Total cards)*Turns</text:p>
          </table:table-cell>
          <table:table-cell table:formula="of:=(SQRT(2)-1)*[.E4]*([.C4]/30)*[Ass.C6]" office:value-type="float" office:value="69.7819244718638" calcext:value-type="float">
            <text:p>69.78192447186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qu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Reducing Speed 2 bonus)*(Avg card value) + (Draw Card))*Uses</text:p>
          </table:table-cell>
          <table:table-cell office:value-type="float" office:value="0" calcext:value-type="float">
            <text:p>0</text:p>
          </table:table-cell>
          <table:table-cell table:formula="of:=(([Ass.I3]-[Ass.I5])*[.D22]+([Ass.C8]*[.D22]))*[Ass.C6]" office:value-type="float" office:value="160.962744528464" calcext:value-type="float">
            <text:p>160.9627445284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Holy G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+(Draw Card)+(SelfHeal 2))*Option*Uses</text:p>
          </table:table-cell>
          <table:table-cell table:formula="of:=(0+0+2*([Ass.C22]*([Ass.C19]/([.D24]))) )*[Ass.C10]*[Ass.C6]" office:value-type="float" office:value="140.086206896552" calcext:value-type="float">
            <text:p>140.086206896552</text:p>
          </table:table-cell>
          <table:table-cell table:formula="of:=(0+([.D22]*[Ass.C8])+2*([Ass.C22]*([Ass.C19]/([.D24]))) )*[Ass.C10]*[Ass.C6]" office:value-type="float" office:value="269.431269464067" calcext:value-type="float">
            <text:p>269.4312694640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cin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p*Uses*Duration</text:p>
          </table:table-cell>
          <table:table-cell table:formula="of:=[.E3]*([.C3]/30)*[Ass.C6]" office:value-type="float" office:value="213.019377750012" calcext:value-type="float">
            <text:p>213.0193777500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calib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5 Damage)+(Draw Card))*(Range 1)*((Hop Cards)/(Total Cards))*Duration</text:p>
          </table:table-cell>
          <table:table-cell table:formula="of:=(5)*[Ass.F3]*([.C3]/30)*[Ass.C6]" office:value-type="float" office:value="32.4324324324324" calcext:value-type="float">
            <text:p>32.4324324324324</text:p>
          </table:table-cell>
          <table:table-cell table:formula="of:=(5+([Ass.C8])*[.D22])*[Ass.F3]*([.C3]/30)*[Ass.C6]" office:value-type="float" office:value="166.671632502502" calcext:value-type="float">
            <text:p>166.6716325025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msel in Dist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Avg Non-Lance Card)+(Draw Lance Card))*(Probability landing Lance)*((Lance Cards)/(Total Cards))*Duration</text:p>
          </table:table-cell>
          <table:table-cell office:value-type="float" office:value="0" calcext:value-type="float">
            <text:p>0</text:p>
          </table:table-cell>
          <table:table-cell table:formula="of:=([.D21]+([Ass.C8]*[.E4]))*[.D20]*(10/30)*[Ass.C6]" office:value-type="float" office:value="104.074792297245" calcext:value-type="float">
            <text:p>104.0747922972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ate 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amage Instance Chance)*(Self Heal 2)*Duration</text:p>
          </table:table-cell>
          <table:table-cell table:formula="of:=[Ass.C11]*2*[Ass.C22]*([Ass.C19]/[.D24])*[Ass.C6]" office:value-type="float" office:value="56.0344827586207" calcext:value-type="float">
            <text:p>56.03448275862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dj Enemy Hop Chance)*((Hop Cards)/(Total Cards))*(Avg Card)*Duration</text:p>
          </table:table-cell>
          <table:table-cell office:value-type="float" office:value="0" calcext:value-type="float">
            <text:p>0</text:p>
          </table:table-cell>
          <table:table-cell table:formula="of:=[.D19]*([.C3]/30)*[.D22]*[Ass.C6]" office:value-type="float" office:value="68.9840333693415" calcext:value-type="float">
            <text:p>68.98403336934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night Move</text:p>
          </table:table-cell>
          <table:table-cell/>
          <table:table-cell table:formula="of:=(6*6+8*12+10*6+11*6+14*6+18*1)/37" office:value-type="float" office:value="9.72972972972973" calcext:value-type="float">
            <text:p>9.729729729729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j Enemy Hop Chance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ce Hit Probability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vg Non-Lance Card</text:p>
          </table:table-cell>
          <table:table-cell/>
          <table:table-cell table:formula="of:=(([.C3]*[.E3])+([.C5]*[.E5])+([.C6]*[.E6])+([.C8]*[.E8])+([.C9]*[.E9])+([.C10]*[.E10])+([.C11]*[.E11])+([.C12]*[.E12])+([.C13]*[.E13])+([.C14]*[.E14])+([.C15]*[.E15]))/([.C3]+[.C5]+[.C6]+SUM([.C8:.C15]))" office:value-type="float" office:value="104.673534540478" calcext:value-type="float">
            <text:p>104.6735345404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-Avg Card</text:p>
          </table:table-cell>
          <table:table-cell/>
          <table:table-cell table:formula="of:=(([.C3]*[.E3])+([.C4]*[.E4])+([.C5]*[.E5])+([.C6]*[.E6])+([.C8]*[.E8])+([.C9]*[.E9])+([.C10]*[.E10])+([.C11]*[.E11])+([.C12]*[.E12])+([.C13]*[.E13])+([.C14]*[.E14])+([.C15]*[.E15]))/(30)" office:value-type="float" office:value="103.476050054012" calcext:value-type="float">
            <text:p>103.4760500540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st-Avg Card</text:p>
          </table:table-cell>
          <table:table-cell/>
          <table:table-cell table:formula="of:=(([.C3]*[.E3])+([.C4]*[.E4])+([.C5]*[.E5])+([.C6]*[.F6])+([.C8]*[.E8])+([.C9]*[.F9])+([.C10]*[.F10])+([.C11]*[.E11])+([.C12]*[.F12])+([.C13]*[.F13])+([.C14]*[.E14])+([.C15]*[.F15]))/(30)" office:value-type="float" office:value="137.193051155635" calcext:value-type="float">
            <text:p>137.1930511556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/>
          <table:table-cell table:formula="of:=[.D24]*[.D23]" office:value-type="float" office:value="3978.59848351342" calcext:value-type="float">
            <text:p>3978.59848351342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6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4">
      <style:header/>
      <style:header-left style:display="false"/>
      <style:footer/>
      <style:footer-left style:display="false"/>
    </style:master-page>
    <style:master-page style:name="mp5" style:page-layout-name="Mpm6">
      <style:header/>
      <style:header-left style:display="false"/>
      <style:footer/>
      <style:footer-left style:display="false"/>
    </style:master-page>
    <style:master-page style:name="mp6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9d0f32d1f0b509096fd65e0d4bec26ddd1938fd3</meta:generator>
    <meta:creation-date>2019-01-17T07:45:02Z</meta:creation-date>
    <dc:date>2019-02-06T07:50:29.392232862</dc:date>
    <meta:editing-cycles>88</meta:editing-cycles>
    <meta:editing-duration>PT16H24M14S</meta:editing-duration>
    <meta:document-statistic meta:table-count="10" meta:cell-count="759" meta:object-count="0"/>
  </office:meta>
</office:document-meta>
</file>